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14.2431in" style:page-number="auto" fo:break-before="auto" fo:break-aft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4153in" style:rel-column-width="6512*"/>
    </style:style>
    <style:style style:name="Table1.B" style:family="table-column">
      <style:table-column-properties style:column-width="12.8278in" style:rel-column-width="59023*"/>
    </style:style>
    <style:style style:name="Table1.1" style:family="table-row">
      <style:table-row-properties fo:background-color="#dee6ef" fo:keep-together="auto">
        <style:background-image/>
      </style:table-row-properties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lways"/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14.2431in" style:page-number="auto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4146in" style:rel-column-width="6510*"/>
    </style:style>
    <style:style style:name="Table2.B" style:family="table-column">
      <style:table-column-properties style:column-width="12.8285in" style:rel-column-width="59025*"/>
    </style:style>
    <style:style style:name="Table2.1" style:family="table-row">
      <style:table-row-properties fo:background-color="#dee6ef" fo:keep-together="auto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23a61"/>
    </style:style>
    <style:style style:name="P2" style:family="paragraph" style:parent-style-name="List_20_Contents">
      <style:paragraph-properties fo:margin-left="0in" fo:margin-right="0in" fo:text-indent="0in" style:auto-text-indent="false"/>
      <style:text-properties officeooo:rsid="00123a61" officeooo:paragraph-rsid="001f7311"/>
    </style:style>
    <style:style style:name="P3" style:family="paragraph" style:parent-style-name="Standard">
      <style:text-properties officeooo:rsid="0011b908" officeooo:paragraph-rsid="0011b908"/>
    </style:style>
    <style:style style:name="P4" style:family="paragraph" style:parent-style-name="Standard">
      <style:text-properties officeooo:rsid="0011b908" officeooo:paragraph-rsid="001f7311"/>
    </style:style>
    <style:style style:name="P5" style:family="paragraph" style:parent-style-name="Standard">
      <style:text-properties fo:font-size="9pt" officeooo:rsid="0011b908" officeooo:paragraph-rsid="0011b908" style:font-size-asian="9pt" style:font-size-complex="9pt"/>
    </style:style>
    <style:style style:name="P6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6ddd" officeooo:paragraph-rsid="008b6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e6f" officeooo:paragraph-rsid="00d887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e6f" officeooo:paragraph-rsid="00fe0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1eae" officeooo:paragraph-rsid="00648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0c7e" officeooo:paragraph-rsid="00683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7188" officeooo:paragraph-rsid="00e27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35be3" officeooo:paragraph-rsid="00e35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57c8b" officeooo:paragraph-rsid="00e57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54fc" officeooo:paragraph-rsid="00ee5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RefNumb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311" officeooo:paragraph-rsid="001f73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93bbd" officeooo:paragraph-rsid="00f93b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73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oc-L1">
      <style:paragraph-properties fo:text-align="start" style:justify-single-word="false"/>
      <style:text-properties officeooo:paragraph-rsid="00e8cf8e"/>
    </style:style>
    <style:style style:name="P20" style:family="paragraph" style:parent-style-name="Doc-L1">
      <style:paragraph-properties fo:text-align="start" style:justify-single-word="false"/>
      <style:text-properties officeooo:paragraph-rsid="00f93bbd"/>
    </style:style>
    <style:style style:name="P21" style:family="paragraph" style:parent-style-name="Doc-L1">
      <style:text-properties officeooo:rsid="0022ce6f" officeooo:paragraph-rsid="002e4e63"/>
    </style:style>
    <style:style style:name="P22" style:family="paragraph" style:parent-style-name="Doc-L1">
      <style:paragraph-properties fo:text-align="start" style:justify-single-word="false"/>
      <style:text-properties officeooo:rsid="00df1a81" officeooo:paragraph-rsid="00df1a81"/>
    </style:style>
    <style:style style:name="P23" style:family="paragraph" style:parent-style-name="Doc-L1">
      <style:paragraph-properties fo:text-align="start" style:justify-single-word="false"/>
      <style:text-properties officeooo:rsid="00e0d09c" officeooo:paragraph-rsid="00e0d09c"/>
    </style:style>
    <style:style style:name="P24" style:family="paragraph" style:parent-style-name="RefNumber">
      <style:text-properties officeooo:rsid="002bac07" officeooo:paragraph-rsid="002bac07"/>
    </style:style>
    <style:style style:name="P25" style:family="paragraph" style:parent-style-name="RefNumber">
      <style:text-properties officeooo:rsid="002f92ed" officeooo:paragraph-rsid="002f92ed"/>
    </style:style>
    <style:style style:name="P26" style:family="paragraph" style:parent-style-name="RefNumber">
      <style:text-properties officeooo:rsid="0064419a" officeooo:paragraph-rsid="0064419a"/>
    </style:style>
    <style:style style:name="P27" style:family="paragraph" style:parent-style-name="RefNumber">
      <style:text-properties officeooo:rsid="00683f9c" officeooo:paragraph-rsid="00683f9c"/>
    </style:style>
    <style:style style:name="P28" style:family="paragraph" style:parent-style-name="RefNumber">
      <style:text-properties officeooo:rsid="008b6ddd" officeooo:paragraph-rsid="008b6ddd"/>
    </style:style>
    <style:style style:name="P29" style:family="paragraph" style:parent-style-name="RefNumber">
      <style:text-properties officeooo:rsid="00205660" officeooo:paragraph-rsid="00205660"/>
    </style:style>
    <style:style style:name="P30" style:family="paragraph" style:parent-style-name="Doc-L1">
      <style:text-properties officeooo:rsid="00efdbf0" officeooo:paragraph-rsid="00efdbf0"/>
    </style:style>
    <style:style style:name="P31" style:family="paragraph" style:parent-style-name="Doc-L1">
      <style:text-properties officeooo:rsid="00f696a0" officeooo:paragraph-rsid="00f696a0"/>
    </style:style>
    <style:style style:name="P32" style:family="paragraph" style:parent-style-name="Doc-L1">
      <style:text-properties officeooo:rsid="00f8bb77" officeooo:paragraph-rsid="00f8bb77"/>
    </style:style>
    <style:style style:name="P33" style:family="paragraph" style:parent-style-name="Standard">
      <style:text-properties officeooo:rsid="01034978" officeooo:paragraph-rsid="01034978"/>
    </style:style>
    <style:style style:name="P34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00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oc-L1">
      <loext:graphic-properties draw:fill="none"/>
      <style:paragraph-properties fo:margin-left="0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0e82" officeooo:paragraph-rsid="01042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2e1b" officeooo:paragraph-rsid="01042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7d76" officeooo:paragraph-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officeooo:paragraph-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e6f" officeooo:paragraph-rsid="00d887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Doc-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a374" officeooo:paragraph-rsid="00df1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Doc-L1">
      <style:paragraph-properties fo:text-align="start" style:justify-single-word="false"/>
      <style:text-properties officeooo:paragraph-rsid="01057319"/>
    </style:style>
    <style:style style:name="P42" style:family="paragraph" style:parent-style-name="Doc-L1">
      <loext:graphic-properties draw:fill="none"/>
      <style:paragraph-properties fo:margin-left="0.5in" fo:margin-right="0in" fo:margin-top="0.0201in" fo:margin-bottom="0.0201in" style:contextual-spacing="false" fo:text-align="start" style:justify-single-word="false" fo:text-indent="0.25in" style:auto-text-indent="false" fo:background-color="transparent" text:number-lines="false" text:line-number="0"/>
      <style:text-properties officeooo:paragraph-rsid="01057319"/>
    </style:style>
    <style:style style:name="P43" style:family="paragraph" style:parent-style-name="Doc-L1">
      <style:paragraph-properties fo:text-align="start" style:justify-single-word="false"/>
      <style:text-properties officeooo:paragraph-rsid="0108697a"/>
    </style:style>
    <style:style style:name="P44" style:family="paragraph" style:parent-style-name="Doc-L1">
      <style:paragraph-properties fo:text-align="start" style:justify-single-word="false"/>
      <style:text-properties officeooo:paragraph-rsid="00e57c8b"/>
    </style:style>
    <style:style style:name="P45" style:family="paragraph" style:parent-style-name="Doc-L1">
      <style:text-properties officeooo:rsid="0022ce6f" officeooo:paragraph-rsid="00efdbf0"/>
    </style:style>
    <style:style style:name="P46" style:family="paragraph" style:parent-style-name="RefNumb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e6da96" style:font-style-asian="italic" style:font-style-complex="italic"/>
    </style:style>
    <style:style style:name="T3" style:family="text">
      <style:text-properties fo:font-style="italic" officeooo:rsid="00fe0e49" style:font-style-asian="italic" style:font-style-complex="italic"/>
    </style:style>
    <style:style style:name="T4" style:family="text">
      <style:text-properties fo:font-style="italic" officeooo:rsid="01042e1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4aedc" style:font-style-asian="italic" style:font-weight-asian="bold" style:font-style-complex="italic" style:font-weight-complex="bold"/>
    </style:style>
    <style:style style:name="T7" style:family="text">
      <style:text-properties officeooo:rsid="0029d008"/>
    </style:style>
    <style:style style:name="T8" style:family="text">
      <style:text-properties officeooo:rsid="002e4e63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7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e8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a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2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d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7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75b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cf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fdb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93b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ab3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d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7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69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f7d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ba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696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57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6e4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869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dd29e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106e4c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f93bb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105731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d2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f93b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fab3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e27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f93b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f8bb77" style:font-weight-asian="bold" style:font-weight-complex="bold"/>
    </style:style>
    <style:style style:name="T45" style:family="text">
      <style:text-properties fo:font-weight="bold" officeooo:rsid="01042e1b" style:font-weight-asian="bold" style:font-weight-complex="bold"/>
    </style:style>
    <style:style style:name="T46" style:family="text">
      <style:text-properties officeooo:rsid="00850c7e"/>
    </style:style>
    <style:style style:name="T47" style:family="text">
      <style:text-properties officeooo:rsid="00d6a868"/>
    </style:style>
    <style:style style:name="T48" style:family="text">
      <style:text-properties style:font-name="Liberation Sans" fo:font-size="18.2000007629395pt" fo:font-weight="bold" officeooo:rsid="01042e1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officeooo:rsid="00dab0fb"/>
    </style:style>
    <style:style style:name="T50" style:family="text">
      <style:text-properties style:text-outline="false" style:text-line-through-style="none" style:text-line-through-type="none" style:font-name="Liberation Serif" fo:font-size="12pt" fo:font-style="italic" fo:text-shadow="none" fo:font-weight="normal" officeooo:rsid="00e2718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1" style:family="text">
      <style:text-properties officeooo:rsid="00e5d28d"/>
    </style:style>
    <style:style style:name="T52" style:family="text">
      <style:text-properties officeooo:rsid="00e6da96"/>
    </style:style>
    <style:style style:name="T53" style:family="text">
      <style:text-properties officeooo:rsid="00e74b1c"/>
    </style:style>
    <style:style style:name="T54" style:family="text">
      <style:text-properties fo:color="#c9211e" loext:opacity="100%" fo:font-weight="bold" officeooo:rsid="00fab351" style:font-weight-asian="bold" style:font-weight-complex="bold"/>
    </style:style>
    <style:style style:name="T55" style:family="text">
      <style:text-properties fo:color="#c9211e" loext:opacity="100%" fo:font-style="italic" fo:font-weight="bold" officeooo:rsid="00fab351" style:font-style-asian="italic" style:font-weight-asian="bold" style:font-style-complex="italic" style:font-weight-complex="bold"/>
    </style:style>
    <style:style style:name="T56" style:family="text">
      <style:text-properties officeooo:rsid="00e9d702"/>
    </style:style>
    <style:style style:name="T57" style:family="text">
      <style:text-properties officeooo:rsid="00efdbf0"/>
    </style:style>
    <style:style style:name="T58" style:family="text">
      <style:text-properties officeooo:rsid="00205660"/>
    </style:style>
    <style:style style:name="T59" style:family="text">
      <style:text-properties officeooo:rsid="00f74485"/>
    </style:style>
    <style:style style:name="T60" style:family="text">
      <style:text-properties officeooo:rsid="00f8bb77"/>
    </style:style>
    <style:style style:name="T61" style:family="text">
      <style:text-properties style:text-position="super 58%" officeooo:rsid="00fe9c55"/>
    </style:style>
    <style:style style:name="T62" style:family="text">
      <style:text-properties officeooo:rsid="00fab351"/>
    </style:style>
    <style:style style:name="T63" style:family="text">
      <style:text-properties officeooo:rsid="00fcd96a"/>
    </style:style>
    <style:style style:name="T64" style:family="text">
      <style:text-properties officeooo:rsid="00fe0e49"/>
    </style:style>
    <style:style style:name="T65" style:family="text">
      <style:text-properties officeooo:rsid="00fe9c55"/>
    </style:style>
    <style:style style:name="T66" style:family="text">
      <style:text-properties officeooo:rsid="01042e1b"/>
    </style:style>
    <style:style style:name="T67" style:family="text">
      <style:text-properties fo:color="#728e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4e5b61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d354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5c5f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officeooo:rsid="0106e4c6" fo:background-color="#ffffff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6">Nixi Tube Clock</text:span></text:p>
      <text:h text:style-name="Heading_20_1" text:outline-level="1"><text:span text:style-name="T48">Arduino Code Documentation</text:span></text:h>
      <text:p text:style-name="P33">Release <text:span text:style-name="T66">tbd</text:span></text:p>
      <text:p text:style-name="P33"/>
      <text:p text:style-name="P3">This document contains <text:span text:style-name="T66">detailed Arduino </text:span>code documentation for the <text:span text:style-name="T1">M</text:span><text:span text:style-name="T4">GRA &amp; AFCH Nixi Tube clock, model Arduino Shield Nixie IN-14</text:span> Musescore plugin. Within the code are reference numbers in the form of CD-##. Those are pointers to the matching reference ID number within this document.</text:p>
      <text:h text:style-name="Heading_20_2" text:outline-level="2">Outstanding TO-DOs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Ref#</text:p>
          </table:table-cell>
          <table:table-cell table:style-name="Table1.A1" office:value-type="string">
            <text:p text:style-name="P16">TO-DO Description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36"><text:span text:style-name="T43">LED Tuning</text:span>. Adjust backlight NeoPixle LEDs for desired color and intensity. Esp the LED under the blinking dots tower.</text:p>
          </table:table-cell>
        </table:table-row>
        <table:table-row table:style-name="Table1.3"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34"><text:span text:style-name="T45">EU/US Date Flip</text:span>. The thing where the euro date format shows first for a flash, then it flips to the US date format.</text:p>
          </table:table-cell>
        </table:table-row>
        <table:table-row table:style-name="Table1.4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35"><text:span text:style-name="T43">Create Night Sleep Timer</text:span>: Create code to put the display tubes to sleep at night, and auto-wake up in the morning.</text:p>
          </table:table-cell>
        </table:table-row>
        <table:table-row table:style-name="Table1.5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14"/>
          </table:table-cell>
        </table:table-row>
      </table:table>
      <text:p text:style-name="P1"/>
      <text:h text:style-name="Heading_20_2" text:outline-level="2">Code Document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RefNumber">Ref#</text:p>
          </table:table-cell>
          <table:table-cell table:style-name="Table2.A1" office:value-type="string">
            <text:p text:style-name="P18">Documentation</text:p>
          </table:table-cell>
        </table:table-row>
        <table:table-row table:style-name="Table2.2">
          <table:table-cell table:style-name="Table2.A2" office:value-type="string">
            <text:p text:style-name="P24">C<text:span text:style-name="T46">D</text:span>-0<text:span text:style-name="T47">1</text:span></text:p>
          </table:table-cell>
          <table:table-cell table:style-name="Table2.A2" office:value-type="string">
            <text:p text:style-name="P41"><text:span text:style-name="T30">Turn Off Arduino Internal Green LE</text:span><text:span text:style-name="T32">D &amp; Remove IR Remote Feature</text:span><text:span text:style-name="T12">. </text:span><text:span text:style-name="T13">T</text:span><text:span text:style-name="T24">his is harder than it looks. Turns out that the Arduino SPI SCK and MOSI signals at pins D51 &amp; D52 have been tied to pins D11 and D13. You can see this is the schmatic. So if you mess with pin-13, which is the hard-coded pin that the Arduino internal LED is connected to, you interfere with the clock signal for the IC which drives the nixi tube display segments (the HV57708 chip). I asked GRA/AFCH about this:</text:span></text:p>
            <text:p text:style-name="P42"><text:span text:style-name="T24">“</text:span><text:span text:style-name="T36">We do not use pin 13 in our Clocks in our current configuration. And the connection is made for compatibility reasons between the UNO and MEGA, including the older versions.</text:span><text:span text:style-name="T24">”</text:span></text:p>
            <text:p text:style-name="P43"><text:span text:style-name="T13">S</text:span><text:span text:style-name="T24">o based on this I bent over the header pin that connects into the Arduio at pin-13, such that it no longer connects into the Arduino, so that I could control PIN-13 from the Arduino code and turn that LED off in the setup code.</text:span></text:p>
            <text:p text:style-name="P43"><text:span text:style-name="T31">BUT</text:span><text:span text:style-name="T25"> – it </text:span><text:span text:style-name="T26">also </text:span><text:span text:style-name="T25">turns out that deep in the code for the infrared remote control feature is a function that blinks the internal LED on pin-13. This is inside Irremote.h. Line 81 is: </text:span><text:span text:style-name="T67"># define</text:span><text:span text:style-name="T68"> </text:span><text:span text:style-name="T69">BLINKLED</text:span><text:span text:style-name="T68"> </text:span><text:span text:style-name="T70">13</text:span><text:span text:style-name="T25">. <text:s/></text:span></text:p>
            <text:p text:style-name="P43"><text:span text:style-name="T34">Since I will never use an IR remote with this clock I have removed all the code associated with the IR remote control</text:span><text:span text:style-name="T25">.</text:span></text:p>
            <text:p text:style-name="P37"/>
            <text:p text:style-name="P7"><text:span text:style-name="T5">KEY LEARNING-</text:span><text:span text:style-name="T6">A</text:span>: <text:span text:style-name="T49"><text:s/></text:span></text:p>
            <text:p text:style-name="P7"/>
            <text:p text:style-name="P38">Last Update: 2023-02-12</text:p>
          </table:table-cell>
        </table:table-row>
        <table:table-row table:style-name="Table2.3">
          <table:table-cell table:style-name="Table2.A2" office:value-type="string">
            <text:p text:style-name="P29">C<text:span text:style-name="T46">D</text:span>-02</text:p>
          </table:table-cell>
          <table:table-cell table:style-name="Table2.A2" office:value-type="string">
            <text:p text:style-name="P45"/>
          </table:table-cell>
        </table:table-row>
        <table:table-row table:style-name="Table2.4">
          <table:table-cell table:style-name="Table2.A2" office:value-type="string">
            <text:p text:style-name="P24">C<text:span text:style-name="T46">D</text:span>-03</text:p>
          </table:table-cell>
          <table:table-cell table:style-name="Table2.A2" office:value-type="string">
            <text:p text:style-name="P40"/>
          </table:table-cell>
        </table:table-row>
        <table:table-row table:style-name="Table2.5">
          <table:table-cell table:style-name="Table2.A2" office:value-type="string">
            <text:p text:style-name="P25">C<text:span text:style-name="T46">D</text:span>-04</text:p>
          </table:table-cell>
          <table:table-cell table:style-name="Table2.A2" office:value-type="string">
            <text:p text:style-name="P44"/>
          </table:table-cell>
        </table:table-row>
        <table:table-row table:style-name="Table2.6">
          <table:table-cell table:style-name="Table2.A2" office:value-type="string">
            <text:p text:style-name="P26">C<text:span text:style-name="T46">D</text:span>-05</text:p>
          </table:table-cell>
          <table:table-cell table:style-name="Table2.A2" office:value-type="string">
            <text:p text:style-name="P9"/>
          </table:table-cell>
        </table:table-row>
        <table:table-row table:style-name="Table2.7">
          <table:table-cell table:style-name="Table2.A2" office:value-type="string">
            <text:p text:style-name="P27">C<text:span text:style-name="T46">D</text:span>-06</text:p>
          </table:table-cell>
          <table:table-cell table:style-name="Table2.A2" office:value-type="string">
            <text:p text:style-name="P10"/>
          </table:table-cell>
        </table:table-row>
        <table:table-row table:style-name="TableLine94713879986960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6"/>
          </table:table-cell>
        </table:table-row>
      </table:table>
      <text:p text:style-name="P2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RefNumber" style:family="paragraph" style:parent-style-name="Table_20_Contents">
      <style:paragraph-properties fo:margin-top="0.0201in" fo:margin-bottom="0.0201in" style:contextual-spacing="false" fo:text-align="center" style:justify-single-word="false" style:snap-to-layout-grid="tru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oc-L1" style:family="paragraph" style:parent-style-name="Table_20_Contents">
      <style:paragraph-properties fo:margin-left="0in" fo:margin-right="0in" fo:margin-top="0.0201in" fo:margin-bottom="0.0201in" style:contextual-spacing="false" fo:text-align="start" style:justify-single-word="false" fo:text-indent="0.25in" style:auto-text-indent="false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23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5:57:24.348823275</meta:creation-date>
    <dc:date>2023-02-12T14:14:58.385236059</dc:date>
    <meta:editing-duration>PT22H29M</meta:editing-duration>
    <meta:editing-cycles>127</meta:editing-cycles>
    <meta:generator>LibreOffice/7.2.7.2$Linux_X86_64 LibreOffice_project/20$Build-2</meta:generator>
    <meta:document-statistic meta:table-count="2" meta:image-count="0" meta:object-count="0" meta:page-count="1" meta:paragraph-count="26" meta:word-count="361" meta:character-count="2025" meta:non-whitespace-character-count="1685"/>
  </office:meta>
</office:document-meta>
</file>